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proxima-nova, 'Helvetica Neue', Arial, sans-serif"/>
    <style:font-face style:name="Roboto Slab" svg:font-family="'Roboto Slab', ff-tisa-web-pro, Georgia, Arial, sans-serif"/>
    <style:font-face style:name="SFMono-Regular" svg:font-family="SFMono-Regular, Menlo, Monaco, Consolas, 'Liberation Mono', 'Courier New', Courier,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Heading">
      <style:paragraph-properties fo:margin-left="0in" fo:margin-right="0in" fo:margin-top="0in" fo:margin-bottom="0.1252in" loext:contextual-spacing="false" fo:orphans="2" fo:widows="2" fo:text-indent="0in" style:auto-text-indent="false" fo:padding="0in" fo:border="none"/>
      <style:text-properties fo:font-variant="normal" fo:text-transform="none" fo:color="#404040" style:font-name="Lato" fo:font-size="12pt" fo:letter-spacing="normal" fo:font-style="normal" fo:font-weight="bold"/>
    </style:style>
    <style:style style:name="P2" style:family="paragraph" style:parent-style-name="Heading_20_1">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21pt" fo:letter-spacing="normal" fo:font-style="normal" fo:font-weight="bold"/>
    </style:style>
    <style:style style:name="P3" style:family="paragraph" style:parent-style-name="Text_20_body">
      <style:paragraph-properties fo:margin-left="0in" fo:margin-right="0in" fo:orphans="2" fo:widows="2" fo:text-indent="0in" style:auto-text-indent="false"/>
      <style:text-properties fo:font-variant="normal" fo:text-transform="none" fo:color="#404040" style:font-name="Lato" fo:font-size="12pt" fo:letter-spacing="normal" fo:font-style="normal" fo:font-weight="normal"/>
    </style:style>
    <style:style style:name="P4"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normal"/>
    </style:style>
    <style:style style:name="P5" style:family="paragraph" style:parent-style-name="Preformatted_20_Text">
      <style:paragraph-properties fo:margin-left="0in" fo:margin-right="0in" fo:margin-top="0in" fo:margin-bottom="0in" loext:contextual-spacing="false" fo:line-height="140%" fo:orphans="2" fo:widows="2" fo:text-indent="0in" style:auto-text-indent="false" fo:padding="0in" fo:border="none"/>
      <style:text-properties fo:font-variant="normal" fo:text-transform="none" fo:color="#404040" style:font-name="SFMono-Regular" fo:font-size="9pt" fo:letter-spacing="normal" fo:font-style="normal" fo:font-weight="normal" fo:background-color="#f8f8f8" loext:padding="0in" loext:border="none"/>
    </style:style>
    <style:style style:name="P6" style:family="paragraph" style:parent-style-name="Preformatted_20_Text">
      <style:paragraph-properties fo:margin-top="0in" fo:margin-bottom="0in" loext:contextual-spacing="false" fo:line-height="140%" fo:orphans="2" fo:widows="2" fo:padding="0in" fo:border="none"/>
      <style:text-properties fo:font-variant="normal" fo:text-transform="none" fo:color="#404040" style:font-name="SFMono-Regular" fo:font-size="9pt" fo:letter-spacing="normal" fo:font-style="normal" fo:font-weight="normal" fo:background-color="#f8f8f8" loext:padding="0in" loext:border="none"/>
    </style:style>
    <style:style style:name="P7" style:family="paragraph" style:parent-style-name="List_20_Contents">
      <style:paragraph-properties fo:margin-left="0.6437in" fo:margin-right="0in" fo:margin-top="0in" fo:margin-bottom="0.1252in" loext:contextual-spacing="false" style:line-height-at-least="0.25in" fo:orphans="2" fo:widows="2" fo:text-indent="0in" style:auto-text-indent="false" fo:padding="0in" fo:border="none"/>
      <style:text-properties fo:font-variant="normal" fo:text-transform="none" fo:color="#404040" style:font-name="Lato" fo:font-size="12pt" fo:letter-spacing="normal" fo:font-style="normal" fo:font-weight="normal"/>
    </style:style>
    <style:style style:name="T1" style:family="text">
      <style:text-properties fo:color="#666666"/>
    </style:style>
    <style:style style:name="T2" style:family="text">
      <style:text-properties fo:color="#aa22ff"/>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FT – Information Field Theory</text:h>
      <text:section text:style-name="Sect1" text:name="theoretical-background">
        <text:p text:style-name="P3"><text:line-break/></text:p>
      </text:section>
      <text:p text:style-name="Standard"><text:a xlink:type="simple" xlink:href="http://ift.pages.mpcdf.de/nifty/code.html" text:style-name="Internet_20_link" text:visited-style-name="Visited_20_Internet_20_Link">http://ift.pages.mpcdf.de/nifty/code.html</text:a></text:p>
      <text:p text:style-name="Standard"/>
      <text:h text:style-name="P2" text:outline-level="1">Installation</text:h>
      <text:p text:style-name="P4">In the following, we assume a Debian-based Linux distribution. For other distributions, the “apt” lines will need slight changes.</text:p>
      <text:p text:style-name="P4">NIFTy6 and its mandatory dependencies can be installed via:</text:p>
      <text:p text:style-name="P5">sudo apt<text:span text:style-name="T1">-</text:span>get install git python3 python3<text:span text:style-name="T1">-</text:span>pip python3<text:span text:style-name="T1">-</text:span>dev</text:p>
      <text:p text:style-name="P6">pip3 install <text:span text:style-name="T1">--</text:span>user git<text:span text:style-name="T1">+</text:span>https:<text:span text:style-name="T1">//</text:span>gitlab<text:span text:style-name="T1">.</text:span>mpcdf<text:span text:style-name="T1">.</text:span>mpg<text:span text:style-name="T1">.</text:span>de<text:span text:style-name="T1">/</text:span>ift<text:span text:style-name="T1">/</text:span>nifty<text:span text:style-name="T1">.</text:span>git<text:span text:style-name="T2">@NIFTy_6</text:span></text:p>
      <text:p text:style-name="P4">Plotting support is added via:</text:p>
      <text:p text:style-name="P5">sudo apt<text:span text:style-name="T1">-</text:span>get install python3<text:span text:style-name="T1">-</text:span>matplotlib</text:p>
      <text:p text:style-name="P4">Support for spherical harmonic transforms is added via:</text:p>
      <text:p text:style-name="P5">pip3 install <text:span text:style-name="T1">--</text:span>user git<text:span text:style-name="T1">+</text:span>https:<text:span text:style-name="T1">//</text:span>gitlab<text:span text:style-name="T1">.</text:span>mpcdf<text:span text:style-name="T1">.</text:span>mpg<text:span text:style-name="T1">.</text:span>de<text:span text:style-name="T1">/</text:span>ift<text:span text:style-name="T1">/</text:span>pyHealpix<text:span text:style-name="T1">.</text:span>git</text:p>
      <text:p text:style-name="P4">Support for the radio interferometry gridder is added via:</text:p>
      <text:p text:style-name="P5">pip3 install <text:span text:style-name="T1">--</text:span>user git<text:span text:style-name="T1">+</text:span>https:<text:span text:style-name="T1">//</text:span>gitlab<text:span text:style-name="T1">.</text:span>mpcdf<text:span text:style-name="T1">.</text:span>mpg<text:span text:style-name="T1">.</text:span>de<text:span text:style-name="T1">/</text:span>ift<text:span text:style-name="T1">/</text:span>nifty_gridder<text:span text:style-name="T1">.</text:span>git</text:p>
      <text:p text:style-name="P4">MPI support is added via:</text:p>
      <text:p text:style-name="P5">sudo apt<text:span text:style-name="T1">-</text:span>get install python3<text:span text:style-name="T1">-</text:span>mpi4py</text:p>
      <text:p text:style-name="P1">Pypocketfft is added via:</text:p>
      <text:p text:style-name="P7">pip3 install –user git+https://gitlab.mpcdf.mpg.de/mtr/pypocketfft</text:p>
      <text:p text:style-name="P4">If this library is present, NIFTy will detect it automatically and prefer it over SciPy’s FFT. The underlying code is actually the same, but pypocketfft is compiled with optimizations for the host CPU and can provide significantly faster transforms.</text:p>
      <text:p text:style-name="P4">NIFTy documentation is provided by Sphinx. To build the documentation:</text:p>
      <text:p text:style-name="P5">sudo apt<text:span text:style-name="T1">-</text:span>get install python3<text:span text:style-name="T1">-</text:span>sphinx<text:span text:style-name="T1">-</text:span>rtd<text:span text:style-name="T1">-</text:span>theme dvipng</text:p>
      <text:p text:style-name="P6">cd <text:span text:style-name="T1">&lt;</text:span>nifty_directory<text:span text:style-name="T1">&gt;</text:span></text:p>
      <text:p text:style-name="P6">sh docs<text:span text:style-name="T1">/</text:span>generate<text:span text:style-name="T1">.</text:span>sh</text:p>
      <text:p text:style-name="P4"><text:soft-page-break/>To view the documentation in firefox:</text:p>
      <text:p text:style-name="P5">firefox docs<text:span text:style-name="T1">/</text:span>build<text:span text:style-name="T1">/</text:span>index<text:span text:style-name="T1">.</text:span>html</text:p>
      <text:p text:style-name="P4">(Note: Make sure that you reinstall nifty after each change since sphinx imports nifty from the Python path.)</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proxima-nova, 'Helvetica Neue', Arial, sans-serif"/>
    <style:font-face style:name="Roboto Slab" svg:font-family="'Roboto Slab', ff-tisa-web-pro, Georgia, Arial, sans-serif"/>
    <style:font-face style:name="SFMono-Regular" svg:font-family="SFMono-Regular, Menlo, Monaco, Consolas, 'Liberation Mono', 'Courier New', Courier, 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23:09:26.058148626</meta:creation-date>
    <dc:date>2021-03-29T23:12:16.565576421</dc:date>
    <meta:editing-duration>PT2M51S</meta:editing-duration>
    <meta:editing-cycles>2</meta:editing-cycles>
    <meta:generator>LibreOffice/6.1.5.2$Linux_X86_64 LibreOffice_project/10$Build-2</meta:generator>
    <meta:document-statistic meta:table-count="0" meta:image-count="0" meta:object-count="0" meta:page-count="2" meta:paragraph-count="26" meta:word-count="183" meta:character-count="1461" meta:non-whitespace-character-count="1304"/>
  </office:meta>
</office:document-meta>
</file>